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Corps">
      <style:paragraph-properties fo:text-align="center" style:justify-single-word="false"/>
      <style:text-properties fo:font-size="14pt" fo:font-weight="bold" style:font-size-asian="14pt" style:font-weight-asian="bold" style:font-name-complex="Times New Roman" style:font-size-complex="14pt"/>
    </style:style>
    <style:style style:name="P3" style:family="paragraph" style:parent-style-name="Corps">
      <style:paragraph-properties fo:margin-left="0cm" fo:margin-right="0cm" fo:text-indent="0cm" style:auto-text-indent="false"/>
    </style:style>
    <style:style style:name="P4" style:family="paragraph" style:parent-style-name="Corps" style:master-page-name="MP0">
      <style:paragraph-properties fo:text-align="center" style:justify-single-word="false" style:page-number="auto" fo:break-before="page"/>
      <style:text-properties fo:font-size="14pt" fo:font-weight="bold" style:font-size-asian="14pt" style:font-weight-asian="bold" style:font-name-complex="Times New Roman" style:font-size-complex="14pt"/>
    </style:style>
    <style:style style:name="T1" style:family="text">
      <style:text-properties fo:font-size="11.5pt" fo:font-weight="bold" style:font-size-asian="11.5pt" style:font-weight-asian="bold" style:font-name-complex="Times New Roman"/>
    </style:style>
    <style:style style:name="T2" style:family="text">
      <style:text-properties fo:language="it" fo:country="IT"/>
    </style:style>
    <style:style style:name="T3" style:family="text">
      <style:text-properties fo:font-weight="bold" style:font-weight-asian="bold"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alyse des variantes </text:p>
      <text:p text:style-name="P2"/>
      <text:p text:style-name="Corps"><text:span text:style-name="Police_20_par_20_défaut"><text:span text:style-name="T1">Procédez dans un premier temps à l’analyse des variantes textuelles, puis réfléchissez à leur nature (ajouts, suppressions, déplacements, différences des graphies. . . )afin d’en proposer le classement qui vous semble pertinent</text:span></text:span></text:p>
      <text:p text:style-name="Corps"/>
      <text:p text:style-name="Corps">Suppression =&gt; Dernière phrase présente chez Mansion et York n’est pas dans la version de Vérard.</text:p>
      <text:p text:style-name="Corps"/>
      <text:p text:style-name="Corps">Ajout =&gt; A la fin du premier paragraphe ajout d’une phrase dans la version de Mansion</text:p>
      <text:p text:style-name="Corps">« <text:bookmark text:name="i_00009"/>Or oyez comment et par qui il fut muez en<text:line-break/>arbre<text:bookmark text:name="b_00023"/><text:a xlink:type="simple" xlink:href="http://obvil.lip6.fr/medite/result.php#c_00023" office:target-frame-name="_top" xlink:show="replace" text:style-name="Internet_20_link" text:visited-style-name="Visited_20_Internet_20_Link"><text:span text:style-name="Internet_20_link">.</text:span></text:a> ». Chez York ajout « cormes et cerises » après « noix ».</text:p>
      <text:p text:style-name="P3"/>
      <text:p text:style-name="Corps"/>
      <text:p text:style-name="Corps">Différences de graphie =&gt; « Encore » (Vérard) // « Aincores » (Mansion) // « Aincorres » (York), les i chez Vérard deviennent des y chez Mansion. Graphie plus moderne chez Vérard.</text:p>
      <text:p text:style-name="P3">« jouvenceaulx » (Vérard) // « jonenceaux » (Mansion) // « Jonenceaulx » (York). ; « fruis » (Mansion &amp; Verard) // « alies » (York).</text:p>
      <text:p text:style-name="Corps"/>
      <text:p text:style-name="Corps">Suppression =&gt; Chez York, exemple suppression de « cérisiers » et « pruniers » raccourcissement des listes par rapport à l’édition de Vérard et Mansion. Une phrase chez Mansion (« Il se seoit au milieu de la plaine comme dit est ou plusieurs bestes sauvages et oyseaux de divers plumages se assemblerent ou il attrempoit et acordoit les cordes de sa harpe dont sourdoit delitable son. ») est découpée en deux phrases chez York (« <text:span text:style-name="Police_20_par_20_défaut"><text:span text:style-name="T2">Il s</text:span></text:span>’eioit ou milieu de la plaine comme dit qui estoit toute plaine d’arbres, de sauvegine et d’oysaulx. Sy attrempoit et acordoit les cordes de sa harpe dont sourdoit delitable son. »).</text:p>
      <text:p text:style-name="Corps"/>
      <text:p text:style-name="Corps">Déplacement =&gt; « accordees » n’est pas accolé au « a » chez York tandis que chez Mansion et Vérard il est placé avant le « a ».</text:p>
      <text:p text:style-name="Corps"/>
      <text:p text:style-name="Corps"/>
      <text:p text:style-name="Corps"><text:soft-page-break/></text:p>
      <text:p text:style-name="Corps"/>
      <text:p text:style-name="Corps"><text:span text:style-name="Police_20_par_20_défaut"><text:span text:style-name="T1">Réfléchissez ensuite aux problèmes que cela pose pour le travail d’édition : si</text:span></text:span><text:span text:style-name="Police_20_par_20_défaut"><text:span text:style-name="T3"><text:line-break/></text:span></text:span><text:span text:style-name="Police_20_par_20_défaut"><text:span text:style-name="T1">vous deviez inclure les variantes relevées à votre document, quelles difficultés cela pourrait-il poser ? Aurez-vous choisi toutes les variantes relevées ? Si cela vous semble possible, ajoutez le traitement des variantes à votre document stylé, en précisant votre manière de procéder.</text:span></text:span></text:p>
      <text:p text:style-name="Corps"/>
      <text:p text:style-name="Corps">Le travail d’édition se révèle complexe lorsque le texte original a été réédité de nombreuses fois au cours de ses décennies d’existence. Cette difficulté redouble lorsque que les textes sont initialement écrits en ancien français car ils ont alors subi l’évolution linguistique et deviennent des exemples instructifs sur l’état de la langue à un moment donné.</text:p>
      <text:p text:style-name="Corps">Inclure et évoquer toutes les variantes textuelles relevées dans les éditions de Vérard, Mansion et York ne seraient pas possibles sans le numérique et la possibilité qu’il nous offre de créer des liens hypertextes permettant de naviguer entre les différentes éditions d’un même texte.</text:p>
      <text:p text:style-name="Corps">Le plus pertinent, si notre objectif est celui d’un historien, serait de mettre en lumière les différences de graphies marquant l’aspect modulable d’une langue vivante, vivante car évolutive.</text:p>
      <text:p text:style-name="Corps">Mettre en évidence les ajouts et suppressions révèlent la différence de sensibilité de chaque éditeur qui décide des tournures de phrase qu’il juge les plus adroites et des mots qui lui semblent les plus appropriés.</text:p>
      <text:p text:style-name="Corps">Pour insérer les variantes, il faudrait créer un style de caractère nommé variante_nom, et les ajouter à l’endroit où se trouve la variante. Nous pourrions proposer une édition avec seulement les ajouts et les différences de graphies et ne pas tenir compte des suppressions.</text:p>
      <text:p text:style-name="Corps">Dans la TEI, notre texte original stylé serait balisé dans des &lt;choice&gt; en &lt;orig&gt; et les variantes seraient balisées en &lt;reg&gt;, il faudrait donc plusieurs resp avec attribut pour pouvoir insérer les variantes de quatre manuscrits différents.</text:p>
      <text:p text:style-name="Corps"/>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2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fo:background-color="transparent" style:font-name-asian="Arial Unicode MS" style:font-size-asian="12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language-asian="en" style:country-asian="US" style:font-size-complex="12pt" style:language-complex="ar" style:country-complex="SA"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tru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true" loext:hyphenation-no-caps="false"/>
    </style:style>
    <style:style style:name="Corps" style:family="paragraph">
      <style:paragraph-properties fo:margin-left="0cm" fo:margin-right="0cm" fo:line-height="150%" fo:text-align="justify" style:justify-single-word="false" fo:orphans="2" fo:widows="2" fo:hyphenation-ladder-count="no-limit" fo:text-indent="0.635cm" style:auto-text-indent="false"/>
      <style:text-properties fo:color="#000000" style:font-name-complex="Arial Unicode MS" style:font-family-complex="'Arial Unicode MS'" style:font-family-generic-complex="swiss" style:font-pitch-complex="variable" style:font-size-complex="12pt" fo:hyphenate="true" loext:hyphenation-no-caps="false"/>
    </style:style>
    <style:style style:name="Header_20_and_20_Footer" style:display-name="Header and Footer" style:family="paragraph" style:parent-style-name="Standard" style:class="extra">
      <style:paragraph-properties fo:hyphenation-ladder-count="no-limit"/>
      <style:text-properties fo:hyphenate="true" loext:hyphenation-no-caps="false"/>
    </style:style>
    <style:style style:name="Header" style:family="paragraph" style:parent-style-name="Header_20_and_20_Footer" style:class="extra">
      <style:paragraph-properties fo:hyphenation-ladder-count="no-limit"/>
      <style:text-properties fo:hyphenate="true" loext:hyphenation-no-caps="false"/>
    </style:style>
    <style:style style:name="Footer" style:family="paragraph" style:parent-style-name="Header_20_and_20_Footer" style:class="extra">
      <style:paragraph-properties fo:hyphenation-ladder-count="no-limit"/>
      <style:text-properties fo:hyphenate="true" loext:hyphenation-no-caps="false"/>
    </style:style>
    <style:style style:name="Police_20_par_20_défaut" style:display-name="Police par défaut" style:family="text"/>
    <style:style style:name="Internet_20_link" style:display-name="Internet link" style:family="text">
      <style:text-properties style:text-underline-style="solid" style:text-underline-width="auto" style:text-underline-color="#ffffff"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52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style:header>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icrosoft Office User</meta:initial-creator>
    <meta:creation-date>2022-02-17T16:26:00Z</meta:creation-date>
    <dc:date>2022-02-20T15:16:02.337556711</dc:date>
    <meta:editing-cycles>12</meta:editing-cycles>
    <meta:editing-duration>PT27M32S</meta:editing-duration>
    <meta:document-statistic meta:table-count="0" meta:image-count="0" meta:object-count="0" meta:page-count="2" meta:paragraph-count="17" meta:word-count="585" meta:character-count="3523" meta:non-whitespace-character-count="29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